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36" style:parent-style-name="LO-Normal" style:family="paragraph">
      <style:paragraph-properties fo:margin-bottom="0in" fo:margin-right="-1.1812in"/>
    </style:style>
    <style:style style:name="T637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80946186BR</text:p>
        </text:list-item>
        <text:list-item>
          <text:p text:style-name="P305">AK181092095BR</text:p>
        </text:list-item>
        <text:list-item>
          <text:p text:style-name="P306">AA155539282BR</text:p>
        </text:list-item>
        <text:list-item>
          <text:p text:style-name="P307">AK180972685BR</text:p>
        </text:list-item>
        <text:list-item>
          <text:p text:style-name="P308">AA155802914BR</text:p>
        </text:list-item>
        <text:list-item>
          <text:p text:style-name="P309">AK181160095BR</text:p>
        </text:list-item>
        <text:list-item>
          <text:p text:style-name="P310">AK181049874BR</text:p>
        </text:list-item>
        <text:list-item>
          <text:p text:style-name="P311">AA155522790BR</text:p>
        </text:list-item>
        <text:list-item>
          <text:p text:style-name="P312">AK181081866BR</text:p>
        </text:list-item>
        <text:list-item>
          <text:p text:style-name="P313">AA155504836BR</text:p>
        </text:list-item>
        <text:list-item>
          <text:p text:style-name="P314">AK181279651BR</text:p>
        </text:list-item>
        <text:list-item>
          <text:p text:style-name="P315">AK181370491BR</text:p>
        </text:list-item>
        <text:list-item>
          <text:p text:style-name="P316">AA155054540BR</text:p>
        </text:list-item>
        <text:list-item>
          <text:p text:style-name="P317">AK180232746BR</text:p>
        </text:list-item>
        <text:list-item>
          <text:p text:style-name="P318">AK179630621BR</text:p>
        </text:list-item>
        <text:list-item>
          <text:p text:style-name="P319">AK179707317BR</text:p>
        </text:list-item>
        <text:list-item>
          <text:p text:style-name="P320">AA155120955BR</text:p>
        </text:list-item>
        <text:list-item>
          <text:p text:style-name="P321">AA155489011BR</text:p>
        </text:list-item>
        <text:list-item>
          <text:p text:style-name="P322">AK180414925BR</text:p>
        </text:list-item>
        <text:list-item>
          <text:p text:style-name="P323">AA155191130BR</text:p>
        </text:list-item>
        <text:list-item>
          <text:p text:style-name="P324">AA155071154BR</text:p>
        </text:list-item>
        <text:list-item>
          <text:p text:style-name="P325">AA155530345BR</text:p>
        </text:list-item>
        <text:list-item>
          <text:p text:style-name="P326">AK181298647BR</text:p>
        </text:list-item>
        <text:list-item>
          <text:p text:style-name="P327">AA155771275BR</text:p>
        </text:list-item>
        <text:list-item>
          <text:p text:style-name="P328">AA155695486BR</text:p>
        </text:list-item>
        <text:list-item>
          <text:p text:style-name="P329">AK181025229BR</text:p>
        </text:list-item>
        <text:list-item>
          <text:p text:style-name="P330">AK181560076BR</text:p>
        </text:list-item>
        <text:list-item>
          <text:p text:style-name="P331">AK180941201BR</text:p>
        </text:list-item>
        <text:list-item>
          <text:p text:style-name="P332">AA155411476BR</text:p>
        </text:list-item>
        <text:list-item>
          <text:p text:style-name="P333">AK180741390BR</text:p>
        </text:list-item>
        <text:list-item>
          <text:p text:style-name="P334">AK180908109BR</text:p>
        </text:list-item>
        <text:list-item>
          <text:p text:style-name="P335">AA154671090BR</text:p>
        </text:list-item>
        <text:list-item>
          <text:p text:style-name="P336">AA154485305BR</text:p>
        </text:list-item>
        <text:list-item>
          <text:p text:style-name="P337">AA155478985BR</text:p>
        </text:list-item>
        <text:list-item>
          <text:p text:style-name="P338">AK180789327BR</text:p>
        </text:list-item>
        <text:list-item>
          <text:p text:style-name="P339">AK180829750BR</text:p>
        </text:list-item>
        <text:list-item>
          <text:p text:style-name="P340">AK180517292BR</text:p>
        </text:list-item>
        <text:list-item>
          <text:p text:style-name="P341">AK180068885BR</text:p>
        </text:list-item>
        <text:list-item>
          <text:p text:style-name="P342">AK180740289BR</text:p>
        </text:list-item>
        <text:list-item>
          <text:p text:style-name="P343">AK180369639BR</text:p>
        </text:list-item>
        <text:list-item>
          <text:p text:style-name="P344">AA155106352BR</text:p>
        </text:list-item>
        <text:list-item>
          <text:p text:style-name="P345">AK181345611BR</text:p>
        </text:list-item>
        <text:list-item>
          <text:p text:style-name="P346">AA155655513BR</text:p>
        </text:list-item>
        <text:list-item>
          <text:p text:style-name="P347">AK181505582BR</text:p>
        </text:list-item>
        <text:list-item>
          <text:p text:style-name="P348">AK181432341BR</text:p>
        </text:list-item>
        <text:list-item>
          <text:p text:style-name="P349">AK181487209BR</text:p>
        </text:list-item>
        <text:list-item>
          <text:p text:style-name="P350">AK181331612BR</text:p>
        </text:list-item>
        <text:list-item>
          <text:p text:style-name="P351">AK179729900BR</text:p>
        </text:list-item>
        <text:list-item>
          <text:p text:style-name="P352">AA155746355BR</text:p>
        </text:list-item>
        <text:list-item>
          <text:p text:style-name="P353">AA155749927BR</text:p>
        </text:list-item>
        <text:list-item>
          <text:p text:style-name="P354">AA155664055BR</text:p>
        </text:list-item>
        <text:list-item>
          <text:p text:style-name="P355">AA155637642BR</text:p>
        </text:list-item>
        <text:list-item>
          <text:p text:style-name="P356">AA155800476BR</text:p>
        </text:list-item>
        <text:list-item>
          <text:p text:style-name="P357">AK181027834BR</text:p>
        </text:list-item>
        <text:list-item>
          <text:p text:style-name="P358">AA155663903BR</text:p>
        </text:list-item>
        <text:list-item>
          <text:p text:style-name="P359">AA155738969BR</text:p>
        </text:list-item>
        <text:list-item>
          <text:p text:style-name="P360">AK180999935BR</text:p>
        </text:list-item>
        <text:list-item>
          <text:p text:style-name="P361">AK180984374BR</text:p>
        </text:list-item>
        <text:list-item>
          <text:p text:style-name="P362">AK181251724BR</text:p>
        </text:list-item>
        <text:list-item>
          <text:p text:style-name="P363">AK181557029BR</text:p>
        </text:list-item>
        <text:list-item>
          <text:p text:style-name="P364">AA155498747BR</text:p>
        </text:list-item>
        <text:list-item>
          <text:p text:style-name="P365">AK181196360BR</text:p>
        </text:list-item>
        <text:list-item>
          <text:p text:style-name="P366">AK180889308BR</text:p>
        </text:list-item>
        <text:list-item>
          <text:p text:style-name="P367">AK181140198BR</text:p>
        </text:list-item>
        <text:list-item>
          <text:p text:style-name="P368">AK181251755BR</text:p>
        </text:list-item>
        <text:list-item>
          <text:p text:style-name="P369">AK180551740BR</text:p>
        </text:list-item>
        <text:list-item>
          <text:p text:style-name="P370">AK181393197BR</text:p>
        </text:list-item>
        <text:list-item>
          <text:p text:style-name="P371">AK180845885BR</text:p>
        </text:list-item>
        <text:list-item>
          <text:p text:style-name="P372">AA154493709BR</text:p>
        </text:list-item>
        <text:list-item>
          <text:p text:style-name="P373">AK179769753BR</text:p>
        </text:list-item>
        <text:list-item>
          <text:p text:style-name="P374">AA155626525BR</text:p>
        </text:list-item>
        <text:list-item>
          <text:p text:style-name="P375">AA155190871BR</text:p>
        </text:list-item>
        <text:list-item>
          <text:p text:style-name="P376">AK181504128BR</text:p>
        </text:list-item>
        <text:list-item>
          <text:p text:style-name="P377">AK181453925BR</text:p>
        </text:list-item>
        <text:list-item>
          <text:p text:style-name="P378">AK181489006BR</text:p>
        </text:list-item>
        <text:list-item>
          <text:p text:style-name="P379">AA155724602BR</text:p>
        </text:list-item>
        <text:list-item>
          <text:p text:style-name="P380">AK181439225BR</text:p>
        </text:list-item>
        <text:list-item>
          <text:p text:style-name="P381">AA155701204BR</text:p>
        </text:list-item>
        <text:list-item>
          <text:p text:style-name="P382">AK181379460BR</text:p>
        </text:list-item>
        <text:list-item>
          <text:p text:style-name="P383">AK181379368BR</text:p>
        </text:list-item>
        <text:list-item>
          <text:p text:style-name="P384">AK181234765BR</text:p>
        </text:list-item>
        <text:list-item>
          <text:p text:style-name="P385">AK181209664BR</text:p>
        </text:list-item>
        <text:list-item>
          <text:p text:style-name="P386">AA155602060BR</text:p>
        </text:list-item>
        <text:list-item>
          <text:p text:style-name="P387">AK181185910BR</text:p>
        </text:list-item>
        <text:list-item>
          <text:p text:style-name="P388">AK181080830BR</text:p>
        </text:list-item>
        <text:list-item>
          <text:p text:style-name="P389">AA155342489BR</text:p>
        </text:list-item>
        <text:list-item>
          <text:p text:style-name="P390">AA155329289BR</text:p>
        </text:list-item>
        <text:list-item>
          <text:p text:style-name="P391">AA155817445BR</text:p>
        </text:list-item>
        <text:list-item>
          <text:p text:style-name="P392">AK180485250BR</text:p>
        </text:list-item>
        <text:list-item>
          <text:p text:style-name="P393">AA155240048BR</text:p>
        </text:list-item>
        <text:list-item>
          <text:p text:style-name="P394">AK180557892BR</text:p>
        </text:list-item>
        <text:list-item>
          <text:p text:style-name="P395">AA155335085BR</text:p>
        </text:list-item>
        <text:list-item>
          <text:p text:style-name="P396">AA155500281BR</text:p>
        </text:list-item>
        <text:list-item>
          <text:p text:style-name="P397">AA155518058BR</text:p>
        </text:list-item>
        <text:list-item>
          <text:p text:style-name="P398">AK181065024BR</text:p>
        </text:list-item>
        <text:list-item>
          <text:p text:style-name="P399">AK180474376BR</text:p>
        </text:list-item>
        <text:list-item>
          <text:p text:style-name="P400">AK180953006BR</text:p>
        </text:list-item>
        <text:list-item>
          <text:p text:style-name="P401">AK180962541BR</text:p>
        </text:list-item>
        <text:list-item>
          <text:p text:style-name="P402">AK180967447BR</text:p>
        </text:list-item>
        <text:list-item>
          <text:p text:style-name="P403">AK181170005BR</text:p>
        </text:list-item>
        <text:list-item>
          <text:p text:style-name="P404">AK180919591BR</text:p>
        </text:list-item>
        <text:list-item>
          <text:p text:style-name="P405">AK180923698BR</text:p>
        </text:list-item>
        <text:list-item>
          <text:p text:style-name="P406">AK180923865BR</text:p>
        </text:list-item>
        <text:list-item>
          <text:p text:style-name="P407">AK180923888BR</text:p>
        </text:list-item>
        <text:list-item>
          <text:p text:style-name="P408">AA154988378BR</text:p>
        </text:list-item>
        <text:list-item>
          <text:p text:style-name="P409">AK181260995BR</text:p>
        </text:list-item>
        <text:list-item>
          <text:p text:style-name="P410">AA155793280BR</text:p>
        </text:list-item>
        <text:list-item>
          <text:p text:style-name="P411">AK181122282BR</text:p>
        </text:list-item>
        <text:list-item>
          <text:p text:style-name="P412">AK181081129BR</text:p>
        </text:list-item>
        <text:list-item>
          <text:p text:style-name="P413">AK181080928BR</text:p>
        </text:list-item>
        <text:list-item>
          <text:p text:style-name="P414">AA155660181BR</text:p>
        </text:list-item>
        <text:list-item>
          <text:p text:style-name="P415">AK181297258BR</text:p>
        </text:list-item>
        <text:list-item>
          <text:p text:style-name="P416">AA155658815BR</text:p>
        </text:list-item>
        <text:list-item>
          <text:p text:style-name="P417">AA155650388BR</text:p>
        </text:list-item>
        <text:list-item>
          <text:p text:style-name="P418">AK180519188BR</text:p>
        </text:list-item>
        <text:list-item>
          <text:p text:style-name="P419">AA155397933BR</text:p>
        </text:list-item>
        <text:list-item>
          <text:p text:style-name="P420">AK180873577BR</text:p>
        </text:list-item>
        <text:list-item>
          <text:p text:style-name="P421">AA155460185BR</text:p>
        </text:list-item>
        <text:list-item>
          <text:p text:style-name="P422">AK180740893BR</text:p>
        </text:list-item>
        <text:list-item>
          <text:p text:style-name="P423">AK180862248BR</text:p>
        </text:list-item>
        <text:list-item>
          <text:p text:style-name="P424">AK180873271BR</text:p>
        </text:list-item>
        <text:list-item>
          <text:p text:style-name="P425">AA155465545BR</text:p>
        </text:list-item>
        <text:list-item>
          <text:p text:style-name="P426">AK180726429BR</text:p>
        </text:list-item>
        <text:list-item>
          <text:p text:style-name="P427">AA155760220BR</text:p>
        </text:list-item>
        <text:list-item>
          <text:p text:style-name="P428">AK181170844BR</text:p>
        </text:list-item>
        <text:list-item>
          <text:p text:style-name="P429">AK181284594BR</text:p>
        </text:list-item>
        <text:list-item>
          <text:p text:style-name="P430">AK180304757BR</text:p>
        </text:list-item>
        <text:list-item>
          <text:p text:style-name="P431">AK181481002BR</text:p>
        </text:list-item>
        <text:list-item>
          <text:p text:style-name="P432">AK181355477BR</text:p>
        </text:list-item>
        <text:list-item>
          <text:p text:style-name="P433">AK180508344BR</text:p>
        </text:list-item>
        <text:list-item>
          <text:p text:style-name="P434">AA155312310BR</text:p>
        </text:list-item>
        <text:list-item>
          <text:p text:style-name="P435">AK180952181BR</text:p>
        </text:list-item>
        <text:list-item>
          <text:p text:style-name="P436">AK180985255BR</text:p>
        </text:list-item>
        <text:list-item>
          <text:p text:style-name="P437">AA155613408BR</text:p>
        </text:list-item>
        <text:list-item>
          <text:p text:style-name="P438">AK180073917BR</text:p>
        </text:list-item>
        <text:list-item>
          <text:p text:style-name="P439">AK180415262BR</text:p>
        </text:list-item>
        <text:list-item>
          <text:p text:style-name="P440">AK180432402BR</text:p>
        </text:list-item>
        <text:list-item>
          <text:p text:style-name="P441">SY422768467BR</text:p>
        </text:list-item>
        <text:list-item>
          <text:p text:style-name="P442">AA154962027BR</text:p>
        </text:list-item>
        <text:list-item>
          <text:p text:style-name="P443">AK180324310BR</text:p>
        </text:list-item>
        <text:list-item>
          <text:p text:style-name="P444">AA155169383BR</text:p>
        </text:list-item>
        <text:list-item>
          <text:p text:style-name="P445">AA154987085BR</text:p>
        </text:list-item>
        <text:list-item>
          <text:p text:style-name="P446">AA154937098BR</text:p>
        </text:list-item>
        <text:list-item>
          <text:p text:style-name="P447">AA154939584BR</text:p>
        </text:list-item>
        <text:list-item>
          <text:p text:style-name="P448">AA155088486BR</text:p>
        </text:list-item>
        <text:list-item>
          <text:p text:style-name="P449">AA155474096BR</text:p>
        </text:list-item>
        <text:list-item>
          <text:p text:style-name="P450">AK181433364BR</text:p>
        </text:list-item>
        <text:list-item>
          <text:p text:style-name="P451">AK181458485BR</text:p>
        </text:list-item>
        <text:list-item>
          <text:p text:style-name="P452">AA155755406BR</text:p>
        </text:list-item>
        <text:list-item>
          <text:p text:style-name="P453">AA154769678BR</text:p>
        </text:list-item>
        <text:list-item>
          <text:p text:style-name="P454">AK182535081BR</text:p>
        </text:list-item>
        <text:list-item>
          <text:p text:style-name="P455">AK182402920BR</text:p>
        </text:list-item>
        <text:list-item>
          <text:p text:style-name="P456">AA156732715BR</text:p>
        </text:list-item>
        <text:list-item>
          <text:p text:style-name="P457">AA155370652BR</text:p>
        </text:list-item>
        <text:list-item>
          <text:p text:style-name="P458">AK180691279BR</text:p>
        </text:list-item>
        <text:list-item>
          <text:p text:style-name="P459">AA154684765BR</text:p>
        </text:list-item>
        <text:list-item>
          <text:p text:style-name="P460">AK181359289BR</text:p>
        </text:list-item>
        <text:list-item>
          <text:p text:style-name="P461">AK182543865BR</text:p>
        </text:list-item>
        <text:list-item>
          <text:p text:style-name="P462">AK181023850BR</text:p>
        </text:list-item>
        <text:list-item>
          <text:p text:style-name="P463">AK181011715BR</text:p>
        </text:list-item>
        <text:list-item>
          <text:p text:style-name="P464">AA156745365BR</text:p>
        </text:list-item>
        <text:list-item>
          <text:p text:style-name="P465">AK181731059BR</text:p>
        </text:list-item>
        <text:list-item>
          <text:p text:style-name="P466">AK181358456BR</text:p>
        </text:list-item>
        <text:list-item>
          <text:p text:style-name="P467">AK181043908BR</text:p>
        </text:list-item>
        <text:list-item>
          <text:p text:style-name="P468">AK182601625BR</text:p>
        </text:list-item>
        <text:list-item>
          <text:p text:style-name="P469">AK182530067BR</text:p>
        </text:list-item>
        <text:list-item>
          <text:p text:style-name="P470">AA156387084BR</text:p>
        </text:list-item>
        <text:list-item>
          <text:p text:style-name="P471">AK180839054BR</text:p>
        </text:list-item>
        <text:list-item>
          <text:p text:style-name="P472">AK181713333BR</text:p>
        </text:list-item>
        <text:list-item>
          <text:p text:style-name="P473">AA156651566BR</text:p>
        </text:list-item>
        <text:list-item>
          <text:p text:style-name="P474">AA156888372BR</text:p>
        </text:list-item>
        <text:list-item>
          <text:p text:style-name="P475">AK181483051BR</text:p>
        </text:list-item>
        <text:list-item>
          <text:p text:style-name="P476">AK181649958BR</text:p>
        </text:list-item>
        <text:list-item>
          <text:p text:style-name="P477">AK180919424BR</text:p>
        </text:list-item>
        <text:list-item>
          <text:p text:style-name="P478">AA154546582BR</text:p>
        </text:list-item>
        <text:list-item>
          <text:p text:style-name="P479">AA155420521BR</text:p>
        </text:list-item>
        <text:list-item>
          <text:p text:style-name="P480">AA155634650BR</text:p>
        </text:list-item>
        <text:list-item>
          <text:p text:style-name="P481">AK181450481BR</text:p>
        </text:list-item>
        <text:list-item>
          <text:p text:style-name="P482">AA155758668BR</text:p>
        </text:list-item>
        <text:list-item>
          <text:p text:style-name="P483">AA154706148BR</text:p>
        </text:list-item>
        <text:list-item>
          <text:p text:style-name="P484">AK180685375BR</text:p>
        </text:list-item>
        <text:list-item>
          <text:p text:style-name="P485">AK181033888BR</text:p>
        </text:list-item>
        <text:list-item>
          <text:p text:style-name="P486">AK182979425BR</text:p>
        </text:list-item>
        <text:list-item>
          <text:p text:style-name="P487">AK181244706BR</text:p>
        </text:list-item>
        <text:list-item>
          <text:p text:style-name="P488">AA155586818BR</text:p>
        </text:list-item>
        <text:list-item>
          <text:p text:style-name="P489">AA154853985BR</text:p>
        </text:list-item>
        <text:list-item>
          <text:p text:style-name="P490">AA155330004BR</text:p>
        </text:list-item>
        <text:list-item>
          <text:p text:style-name="P491">AA155599459BR</text:p>
        </text:list-item>
        <text:list-item>
          <text:p text:style-name="P492">AK181200807BR</text:p>
        </text:list-item>
        <text:list-item>
          <text:p text:style-name="P493">AK181340781BR</text:p>
        </text:list-item>
        <text:list-item>
          <text:p text:style-name="P494">AA155030543BR</text:p>
        </text:list-item>
        <text:list-item>
          <text:p text:style-name="P495">AK180416427BR</text:p>
        </text:list-item>
        <text:list-item>
          <text:p text:style-name="P496">AA156295935BR</text:p>
        </text:list-item>
        <text:list-item>
          <text:p text:style-name="P497">AA156069832BR</text:p>
        </text:list-item>
        <text:list-item>
          <text:p text:style-name="P498">AK182525929BR</text:p>
        </text:list-item>
        <text:list-item>
          <text:p text:style-name="P499">AA156680182BR</text:p>
        </text:list-item>
        <text:list-item>
          <text:p text:style-name="P500">AK182660795BR</text:p>
        </text:list-item>
        <text:list-item>
          <text:p text:style-name="P501">AA156713504BR</text:p>
        </text:list-item>
        <text:list-item>
          <text:p text:style-name="P502">AK182417782BR</text:p>
        </text:list-item>
        <text:list-item>
          <text:p text:style-name="P503">AK182946847BR</text:p>
        </text:list-item>
        <text:list-item>
          <text:p text:style-name="P504">AK182916712BR</text:p>
        </text:list-item>
        <text:list-item>
          <text:p text:style-name="P505">AA155966966BR</text:p>
        </text:list-item>
        <text:list-item>
          <text:p text:style-name="P506">AA156505285BR</text:p>
        </text:list-item>
        <text:list-item>
          <text:p text:style-name="P507">AA156539607BR</text:p>
        </text:list-item>
        <text:list-item>
          <text:p text:style-name="P508">AA156557985BR</text:p>
        </text:list-item>
        <text:list-item>
          <text:p text:style-name="P509">AA155226050BR</text:p>
        </text:list-item>
        <text:list-item>
          <text:p text:style-name="P510">AK179675101BR</text:p>
        </text:list-item>
        <text:list-item>
          <text:p text:style-name="P511">AA154687245BR</text:p>
        </text:list-item>
        <text:list-item>
          <text:p text:style-name="P512">AK181284237BR</text:p>
        </text:list-item>
        <text:list-item>
          <text:p text:style-name="P513">AK179714423BR</text:p>
        </text:list-item>
        <text:list-item>
          <text:p text:style-name="P514">AK182483089BR</text:p>
        </text:list-item>
        <text:list-item>
          <text:p text:style-name="P515">AK182962561BR</text:p>
        </text:list-item>
        <text:list-item>
          <text:p text:style-name="P516">AK182908591BR</text:p>
        </text:list-item>
        <text:list-item>
          <text:p text:style-name="P517">AK182881973BR</text:p>
        </text:list-item>
        <text:list-item>
          <text:p text:style-name="P518">AA155159806BR</text:p>
        </text:list-item>
        <text:list-item>
          <text:p text:style-name="P519">AK180447367BR</text:p>
        </text:list-item>
        <text:list-item>
          <text:p text:style-name="P520">AA155513886BR</text:p>
        </text:list-item>
        <text:list-item>
          <text:p text:style-name="P521">AK182159955BR</text:p>
        </text:list-item>
        <text:list-item>
          <text:p text:style-name="P522">AA156346615BR</text:p>
        </text:list-item>
        <text:list-item>
          <text:p text:style-name="P523">AK182780135BR</text:p>
        </text:list-item>
        <text:list-item>
          <text:p text:style-name="P524">AA156773423BR</text:p>
        </text:list-item>
        <text:list-item>
          <text:p text:style-name="P525">AK181652360BR</text:p>
        </text:list-item>
        <text:list-item>
          <text:p text:style-name="P526">AA156371257BR</text:p>
        </text:list-item>
        <text:list-item>
          <text:p text:style-name="P527">AA155856965BR</text:p>
        </text:list-item>
        <text:list-item>
          <text:p text:style-name="P528">AK182974162BR</text:p>
        </text:list-item>
        <text:list-item>
          <text:p text:style-name="P529">AA156917944BR</text:p>
        </text:list-item>
        <text:list-item>
          <text:p text:style-name="P530">AK181139257BR</text:p>
        </text:list-item>
        <text:list-item>
          <text:p text:style-name="P531">AA155875275BR</text:p>
        </text:list-item>
        <text:list-item>
          <text:p text:style-name="P532">AA156924790BR</text:p>
        </text:list-item>
        <text:list-item>
          <text:p text:style-name="P533">AA155963956BR</text:p>
        </text:list-item>
        <text:list-item>
          <text:p text:style-name="P534">AA155996296BR</text:p>
        </text:list-item>
        <text:list-item>
          <text:p text:style-name="P535">AK179722155BR</text:p>
        </text:list-item>
        <text:list-item>
          <text:p text:style-name="P536">AA154978852BR</text:p>
        </text:list-item>
        <text:list-item>
          <text:p text:style-name="P537">AK179637854BR</text:p>
        </text:list-item>
        <text:list-item>
          <text:p text:style-name="P538">AA156719997BR</text:p>
        </text:list-item>
        <text:list-item>
          <text:p text:style-name="P539">AK182288796BR</text:p>
        </text:list-item>
        <text:list-item>
          <text:p text:style-name="P540">AA156517907BR</text:p>
        </text:list-item>
        <text:list-item>
          <text:p text:style-name="P541">AA155370405BR</text:p>
        </text:list-item>
        <text:list-item>
          <text:p text:style-name="P542">AK182876514BR</text:p>
        </text:list-item>
        <text:list-item>
          <text:p text:style-name="P543">AK181842925BR</text:p>
        </text:list-item>
        <text:list-item>
          <text:p text:style-name="P544">AA155937050BR</text:p>
        </text:list-item>
        <text:list-item>
          <text:p text:style-name="P545">AK182717583BR</text:p>
        </text:list-item>
        <text:list-item>
          <text:p text:style-name="P546">AA156267047BR</text:p>
        </text:list-item>
        <text:list-item>
          <text:p text:style-name="P547">AK182835775BR</text:p>
        </text:list-item>
        <text:list-item>
          <text:p text:style-name="P548">AK182273955BR</text:p>
        </text:list-item>
        <text:list-item>
          <text:p text:style-name="P549">AA156438563BR</text:p>
        </text:list-item>
        <text:list-item>
          <text:p text:style-name="P550">AK181646276BR</text:p>
        </text:list-item>
        <text:list-item>
          <text:p text:style-name="P551">AK182387238BR</text:p>
        </text:list-item>
        <text:list-item>
          <text:p text:style-name="P552">AA155950816BR</text:p>
        </text:list-item>
        <text:list-item>
          <text:p text:style-name="P553">AA156039623BR</text:p>
        </text:list-item>
        <text:list-item>
          <text:p text:style-name="P554">AA155927300BR</text:p>
        </text:list-item>
        <text:list-item>
          <text:p text:style-name="P555">AK181913516BR</text:p>
        </text:list-item>
        <text:list-item>
          <text:p text:style-name="P556">AA156123555BR</text:p>
        </text:list-item>
        <text:list-item>
          <text:p text:style-name="P557">AA156161240BR</text:p>
        </text:list-item>
        <text:list-item>
          <text:p text:style-name="P558">AK181743030BR</text:p>
        </text:list-item>
        <text:list-item>
          <text:p text:style-name="P559">AA154732505BR</text:p>
        </text:list-item>
        <text:list-item>
          <text:p text:style-name="P560">AA154747831BR</text:p>
        </text:list-item>
        <text:list-item>
          <text:p text:style-name="P561">AK179996769BR</text:p>
        </text:list-item>
        <text:list-item>
          <text:p text:style-name="P562">AA154772093BR</text:p>
        </text:list-item>
        <text:list-item>
          <text:p text:style-name="P563">AK180078287BR</text:p>
        </text:list-item>
        <text:list-item>
          <text:p text:style-name="P564">AK182152144BR</text:p>
        </text:list-item>
        <text:list-item>
          <text:p text:style-name="P565">AK181938795BR</text:p>
        </text:list-item>
        <text:list-item>
          <text:p text:style-name="P566">AA156807419BR</text:p>
        </text:list-item>
        <text:list-item>
          <text:p text:style-name="P567">AK182863277BR</text:p>
        </text:list-item>
        <text:list-item>
          <text:p text:style-name="P568">AK179826331BR</text:p>
        </text:list-item>
        <text:list-item>
          <text:p text:style-name="P569">AA154897765BR</text:p>
        </text:list-item>
        <text:list-item>
          <text:p text:style-name="P570">AK181719906BR</text:p>
        </text:list-item>
        <text:list-item>
          <text:p text:style-name="P571">AK182890666BR</text:p>
        </text:list-item>
        <text:list-item>
          <text:p text:style-name="P572">AA155916616BR</text:p>
        </text:list-item>
        <text:list-item>
          <text:p text:style-name="P573">AK179973533BR</text:p>
        </text:list-item>
        <text:list-item>
          <text:p text:style-name="P574">AK179866812BR</text:p>
        </text:list-item>
        <text:list-item>
          <text:p text:style-name="P575">AK182424837BR</text:p>
        </text:list-item>
        <text:list-item>
          <text:p text:style-name="P576">AK182248616BR</text:p>
        </text:list-item>
        <text:list-item>
          <text:p text:style-name="P577">AK182020599BR</text:p>
        </text:list-item>
        <text:list-item>
          <text:p text:style-name="P578">AK182247329BR</text:p>
        </text:list-item>
        <text:list-item>
          <text:p text:style-name="P579">AK181686037BR</text:p>
        </text:list-item>
        <text:list-item>
          <text:p text:style-name="P580">AK182553624BR</text:p>
        </text:list-item>
        <text:list-item>
          <text:p text:style-name="P581">AK182621620BR</text:p>
        </text:list-item>
        <text:list-item>
          <text:p text:style-name="P582">QR301377661BR</text:p>
        </text:list-item>
        <text:list-item>
          <text:p text:style-name="P583">AK180741205BR</text:p>
        </text:list-item>
        <text:list-item>
          <text:p text:style-name="P584">AK182792068BR</text:p>
        </text:list-item>
        <text:list-item>
          <text:p text:style-name="P585">AK181984441BR</text:p>
        </text:list-item>
        <text:list-item>
          <text:p text:style-name="P586">AK182480860BR</text:p>
        </text:list-item>
        <text:list-item>
          <text:p text:style-name="P587">AK182792862BR</text:p>
        </text:list-item>
        <text:list-item>
          <text:p text:style-name="P588">AK182236462BR</text:p>
        </text:list-item>
        <text:list-item>
          <text:p text:style-name="P589">AA156072068BR</text:p>
        </text:list-item>
        <text:list-item>
          <text:p text:style-name="P590">AK182539565BR</text:p>
        </text:list-item>
        <text:list-item>
          <text:p text:style-name="P591">AK181691726BR</text:p>
        </text:list-item>
        <text:list-item>
          <text:p text:style-name="P592">AA156282764BR</text:p>
        </text:list-item>
        <text:list-item>
          <text:p text:style-name="P593">AA156188313BR</text:p>
        </text:list-item>
        <text:list-item>
          <text:p text:style-name="P594">AK182238389BR</text:p>
        </text:list-item>
        <text:list-item>
          <text:p text:style-name="P595">AA156676885BR</text:p>
        </text:list-item>
        <text:list-item>
          <text:p text:style-name="P596">AA156450082BR</text:p>
        </text:list-item>
        <text:list-item>
          <text:p text:style-name="P597">AK181938725BR</text:p>
        </text:list-item>
        <text:list-item>
          <text:p text:style-name="P598">AK182139845BR</text:p>
        </text:list-item>
        <text:list-item>
          <text:p text:style-name="P599">AK179779923BR</text:p>
        </text:list-item>
        <text:list-item>
          <text:p text:style-name="P600">AK181811375BR</text:p>
        </text:list-item>
        <text:list-item>
          <text:p text:style-name="P601">AA156706375BR</text:p>
        </text:list-item>
        <text:list-item>
          <text:p text:style-name="P602">AA156159555BR</text:p>
        </text:list-item>
        <text:list-item>
          <text:p text:style-name="P603">AA156339265BR</text:p>
        </text:list-item>
        <text:list-item>
          <text:p text:style-name="P604">AA154640720BR</text:p>
        </text:list-item>
        <text:list-item>
          <text:p text:style-name="P605">AK179628129BR</text:p>
        </text:list-item>
        <text:list-item>
          <text:p text:style-name="P606">AK180242505BR</text:p>
        </text:list-item>
        <text:list-item>
          <text:p text:style-name="P607">AA154761351BR</text:p>
        </text:list-item>
        <text:list-item>
          <text:p text:style-name="P608">AK180393519BR</text:p>
        </text:list-item>
        <text:list-item>
          <text:p text:style-name="P609">AK180454310BR</text:p>
        </text:list-item>
        <text:list-item>
          <text:p text:style-name="P610">AK182628163BR</text:p>
        </text:list-item>
        <text:list-item>
          <text:p text:style-name="P611">AK182010835BR</text:p>
        </text:list-item>
        <text:list-item>
          <text:p text:style-name="P612">AK182768041BR</text:p>
        </text:list-item>
        <text:list-item>
          <text:p text:style-name="P613">AA155388110BR</text:p>
        </text:list-item>
        <text:list-item>
          <text:p text:style-name="P614">AA155153658BR</text:p>
        </text:list-item>
        <text:list-item>
          <text:p text:style-name="P615">AK180941277BR</text:p>
        </text:list-item>
        <text:list-item>
          <text:p text:style-name="P616">AK180945092BR</text:p>
        </text:list-item>
        <text:list-item>
          <text:p text:style-name="P617">AA155168683BR</text:p>
        </text:list-item>
        <text:list-item>
          <text:p text:style-name="P618">AA156494684BR</text:p>
        </text:list-item>
        <text:list-item>
          <text:p text:style-name="P619">AA156575935BR</text:p>
        </text:list-item>
        <text:list-item>
          <text:p text:style-name="P620">AA156778981BR</text:p>
        </text:list-item>
        <text:list-item>
          <text:p text:style-name="P621">AA156746768BR</text:p>
        </text:list-item>
        <text:list-item>
          <text:p text:style-name="P622">AA156764925BR</text:p>
        </text:list-item>
        <text:list-item>
          <text:p text:style-name="P623">AK180503143BR</text:p>
        </text:list-item>
        <text:list-item>
          <text:p text:style-name="P624">AK181509006BR</text:p>
        </text:list-item>
        <text:list-item>
          <text:p text:style-name="P625">AA155734953BR</text:p>
        </text:list-item>
        <text:list-item>
          <text:p text:style-name="P626">AK181389609BR</text:p>
        </text:list-item>
        <text:list-item>
          <text:p text:style-name="P627">AA155636032BR</text:p>
        </text:list-item>
        <text:list-item>
          <text:p text:style-name="P628">AK181043718BR</text:p>
        </text:list-item>
        <text:list-item>
          <text:p text:style-name="P629">AK181758958BR</text:p>
        </text:list-item>
        <text:list-item>
          <text:p text:style-name="P630">AA155640690BR</text:p>
        </text:list-item>
        <text:list-item>
          <text:p text:style-name="P631">AA156734230BR</text:p>
        </text:list-item>
        <text:list-item>
          <text:p text:style-name="P632">AA156467162BR</text:p>
        </text:list-item>
        <text:list-item>
          <text:p text:style-name="P633">AK182247955BR</text:p>
        </text:list-item>
        <text:list-item>
          <text:p text:style-name="P634">AK182767995BR</text:p>
        </text:list-item>
        <text:list-item>
          <text:p text:style-name="P635">AK182514461BR</text:p>
        </text:list-item>
        <text:list-item>
          <text:p text:style-name="P636"><text:span text:style-name="T637">AK182065839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03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72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61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3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3T18:56:00Z</meta:creation-date>
    <dc:date>2024-07-03T18:56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9" meta:word-count="728" meta:character-count="4653" meta:row-count="32" meta:non-whitespace-character-count="3934"/>
  </office:meta>
</office:document-meta>
</file>